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9a5" officeooo:paragraph-rsid="001f09a5"/>
    </style:style>
    <style:style style:name="T1" style:family="text">
      <style:text-properties officeooo:rsid="001f0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8:37:25.564193537</meta:creation-date>
    <dc:date>2017-07-30T18:40:14.999847277</dc:date>
    <meta:editing-duration>PT1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